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table" style:family="table">
      <style:table-properties style:width="17.59cm" table:align="margins"/>
    </style:style>
    <style:style style:name="testtable.A" style:family="table-column">
      <style:table-column-properties style:column-width="5.652cm" style:rel-column-width="3204*"/>
    </style:style>
    <style:style style:name="testtable.B" style:family="table-column">
      <style:table-column-properties style:column-width="5.884cm" style:rel-column-width="3336*"/>
    </style:style>
    <style:style style:name="testtable.C" style:family="table-column">
      <style:table-column-properties style:column-width="6.054cm" style:rel-column-width="3432*"/>
    </style:style>
    <style:style style:name="test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esttable.C1" style:family="table-cell">
      <style:table-cell-properties fo:padding="0.097cm" fo:border="0.002cm solid #000000"/>
    </style:style>
    <style:style style:name="testtable.A2" style:family="table-cell">
      <style:table-cell-properties fo:padding="0.097cm" fo:border-left="0.002cm solid #000000" fo:border-right="none" fo:border-top="none" fo:border-bottom="0.002cm solid #000000"/>
    </style:style>
    <style:style style:name="testtable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sttable" table:style-name="testtable">
        <table:table-column table:style-name="testtable.A"/>
        <table:table-column table:style-name="testtable.B"/>
        <table:table-column table:style-name="testtable.C"/>
        <table:table-row>
          <table:table-cell table:style-name="testtable.A1" office:value-type="string">
            <text:p text:style-name="Table_20_Contents">a1</text:p>
          </table:table-cell>
          <table:table-cell table:style-name="testtable.A1" office:value-type="string">
            <text:p text:style-name="Table_20_Contents">a2</text:p>
          </table:table-cell>
          <table:table-cell table:style-name="testtable.C1" office:value-type="string">
            <text:p text:style-name="Table_20_Contents">~repeatcolumn|token::test~</text:p>
          </table:table-cell>
        </table:table-row>
        <table:table-row>
          <table:table-cell table:style-name="testtable.A2" table:number-columns-spanned="2" office:value-type="string">
            <text:p text:style-name="Table_20_Contents">b1b2</text:p>
          </table:table-cell>
          <table:covered-table-cell/>
          <table:table-cell table:style-name="testtable.C2" office:value-type="string">
            <text:p text:style-name="Table_20_Contents">b3</text:p>
          </table:table-cell>
        </table:table-row>
        <table:table-row>
          <table:table-cell table:style-name="testtable.A2" office:value-type="string">
            <text:p text:style-name="Table_20_Contents">c1</text:p>
          </table:table-cell>
          <table:table-cell table:style-name="testtable.A2" office:value-type="string">
            <text:p text:style-name="Table_20_Contents">c2</text:p>
          </table:table-cell>
          <table:table-cell table:style-name="testtable.C2" office:value-type="string">
            <text:p text:style-name="Table_20_Contents">c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0-05-21T14:08:13.85</meta:creation-date>
    <dc:date>2010-05-22T15:40:04</dc:date>
    <dc:creator>Brian Kulyk</dc:creator>
    <meta:editing-duration>PT23H20M56S</meta:editing-duration>
    <meta:editing-cycles>7</meta:editing-cycles>
    <meta:generator>OpenOffice.org/3.2$Unix OpenOffice.org_project/320m12$Build-9483</meta:generator>
    <meta:document-statistic meta:table-count="1" meta:image-count="0" meta:object-count="0" meta:page-count="1" meta:paragraph-count="8" meta:word-count="8" meta:character-count="42"/>
  </office:meta>
</office:document-meta>
</file>